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4848.2455555556" calcext:value-type="float">
            <text:p><text:s/>64,84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99089" calcext:value-type="float">
            <text:p><text:s/>99,089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4454286.53" calcext:value-type="float">
            <text:p><text:s/>24,454,287 <text:s/></text:p>
          </table:table-cell>
          <table:table-cell table:style-name="ce50" office:value-type="float" office:value="6032884" calcext:value-type="float">
            <text:p><text:s/>6,032,884 <text:s/></text:p>
          </table:table-cell>
          <table:table-cell table:style-name="ce50" office:value-type="float" office:value="29692585" calcext:value-type="float">
            <text:p><text:s/>29,692,585 <text:s/></text:p>
          </table:table-cell>
          <table:table-cell table:style-name="ce50" office:value-type="float" office:value="50605" calcext:value-type="float">
            <text:p><text:s/>50,605 <text:s/></text:p>
          </table:table-cell>
          <table:table-cell table:style-name="ce50" office:value-type="float" office:value="442199" calcext:value-type="float">
            <text:p><text:s/>442,19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9362" calcext:value-type="float">
            <text:p><text:s/>209,3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748.222222222222" calcext:value-type="float">
            <text:p><text:s/>7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62" calcext:value-type="float">
            <text:p><text:s/>9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70703.4745924" calcext:value-type="float">
            <text:p><text:s/>1,370,703 <text:s/></text:p>
          </table:table-cell>
          <table:table-cell table:style-name="ce50" office:value-type="float" office:value="276806" calcext:value-type="float">
            <text:p><text:s/>276,806 <text:s/></text:p>
          </table:table-cell>
          <table:table-cell table:style-name="ce50" office:value-type="float" office:value="1959056.63916448" calcext:value-type="float">
            <text:p><text:s/>1,959,0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423.360835521" calcext:value-type="float">
            <text:p><text:s/>40,4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31643.67" calcext:value-type="float">
            <text:p><text:s/>-131,64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3147683.0787409" calcext:value-type="float">
            <text:p><text:s/>23,147,683 <text:s/></text:p>
          </table:table-cell>
          <table:table-cell table:style-name="ce51" office:value-type="float" office:value="5756078" calcext:value-type="float">
            <text:p><text:s/>5,756,078 <text:s/></text:p>
          </table:table-cell>
          <table:table-cell table:style-name="ce51" office:value-type="float" office:value="27832617.3608355" calcext:value-type="float">
            <text:p><text:s/>27,832,617 <text:s/></text:p>
          </table:table-cell>
          <table:table-cell table:style-name="ce51" office:value-type="float" office:value="50605" calcext:value-type="float">
            <text:p><text:s/>50,605 <text:s/></text:p>
          </table:table-cell>
          <table:table-cell table:style-name="ce51" office:value-type="float" office:value="401775.639164479" calcext:value-type="float">
            <text:p><text:s/>401,77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40043.67" calcext:value-type="float">
            <text:p><text:s/>340,04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366908.558677777" calcext:value-type="float">
            <text:p><text:s/>366,909 <text:s/></text:p>
          </table:table-cell>
          <table:table-cell table:style-name="ce51" office:value-type="float" office:value="45364" calcext:value-type="float">
            <text:p><text:s/>45,364 <text:s/></text:p>
          </table:table-cell>
          <table:table-cell table:style-name="ce51" office:value-type="float" office:value="407995" calcext:value-type="float">
            <text:p><text:s/>407,99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9007.4783" calcext:value-type="float">
            <text:p><text:s/>39,007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2340874.9108004" calcext:value-type="float">
            <text:p><text:s/>22,340,875 <text:s/></text:p>
          </table:table-cell>
          <table:table-cell table:style-name="ce50" office:value-type="float" office:value="5710714" calcext:value-type="float">
            <text:p><text:s/>5,710,714 <text:s/></text:p>
          </table:table-cell>
          <table:table-cell table:style-name="ce50" office:value-type="float" office:value="22257419.275105" calcext:value-type="float">
            <text:p><text:s/>22,257,4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1775.639164479" calcext:value-type="float">
            <text:p><text:s/>401,77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41512.147111" calcext:value-type="float">
            <text:p><text:s/>3,541,5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621272.84555556" calcext:value-type="float">
            <text:p><text:s/>4,621,273 <text:s/></text:p>
          </table:table-cell>
          <table:table-cell table:style-name="ce50" office:value-type="float" office:value="5710714" calcext:value-type="float">
            <text:p><text:s/>5,710,714 <text:s/></text:p>
          </table:table-cell>
          <table:table-cell table:style-name="ce50" office:value-type="float" office:value="228309" calcext:value-type="float">
            <text:p><text:s/>228,3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254914.89969744" calcext:value-type="float">
            <text:p><text:s/>3,254,9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59392.25" calcext:value-type="float">
            <text:p><text:s/>659,3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41512.147111" calcext:value-type="float">
            <text:p><text:s/>3,541,5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1798645.1665187" calcext:value-type="float">
            <text:p><text:s/>11,798,6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281761.3608355" calcext:value-type="float">
            <text:p><text:s/>18,281,7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1775.639164479" calcext:value-type="float">
            <text:p><text:s/>401,7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94666.9511111111" calcext:value-type="float">
            <text:p><text:s/>94,6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132" calcext:value-type="float">
            <text:p><text:s/>140,1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571375.04791758" calcext:value-type="float">
            <text:p><text:s/>2,571,37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47824.66426944" calcext:value-type="float">
            <text:p><text:s/>2,947,82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427275.273" calcext:value-type="float">
            <text:p><text:s/>5,427,2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993252" calcext:value-type="float">
            <text:p><text:s/>3,993,2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427275.273" calcext:value-type="float">
            <text:p><text:s/>5,427,2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993252" calcext:value-type="float">
            <text:p><text:s/>3,993,2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24150.047333333" calcext:value-type="float">
            <text:p><text:s/>924,15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0978.087" calcext:value-type="float">
            <text:p><text:s/>450,97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73171.960333333" calcext:value-type="float">
            <text:p><text:s/>473,17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6253.3705444444" calcext:value-type="float">
            <text:p><text:s/>16,25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858.1217" calcext:value-type="float">
            <text:p><text:s/>2,85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926771.46438498" calcext:value-type="float">
            <text:p><text:s/>4,926,77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167203.08573056" calcext:value-type="float">
            <text:p><text:s/>5,167,203 <text:s/></text:p>
          </table:table-cell>
          <table:table-cell table:style-name="ce52" office:value-type="float" office:value="50605" calcext:value-type="float">
            <text:p><text:s/>50,60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49917.922889" calcext:value-type="float">
            <text:p><text:s/>749,91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724760.85327387" calcext:value-type="float">
            <text:p><text:s/>4,724,76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167203.08573056" calcext:value-type="float">
            <text:p><text:s/>5,167,20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541517.922889" calcext:value-type="float">
            <text:p><text:s/>541,51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724760.85327387" calcext:value-type="float">
            <text:p><text:s/>4,724,7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67203.08573056" calcext:value-type="float">
            <text:p><text:s/>5,167,2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1517.922889" calcext:value-type="float">
            <text:p><text:s/>541,5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5285.3351237781" calcext:value-type="float">
            <text:p><text:s/>65,2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639.47633454" calcext:value-type="float">
            <text:p><text:s/>96,6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61770.743421597" calcext:value-type="float">
            <text:p><text:s/>361,7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5515.90309118" calcext:value-type="float">
            <text:p><text:s/>535,5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05415.21199326" calcext:value-type="float">
            <text:p><text:s/>1,205,4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84722.79077949" calcext:value-type="float">
            <text:p><text:s/>1,784,7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91407.898904795" calcext:value-type="float">
            <text:p><text:s/>491,4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7413.00824723" calcext:value-type="float">
            <text:p><text:s/>727,4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9380.5866666667" calcext:value-type="float">
            <text:p>( 29,38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3491" calcext:value-type="float">
            <text:p>( 43,49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62027.312238129" calcext:value-type="float">
            <text:p>( 462,02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83922.00824723" calcext:value-type="float">
            <text:p>( 683,92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69812.930603612" calcext:value-type="float">
            <text:p><text:s/>369,8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7420.45648561" calcext:value-type="float">
            <text:p><text:s/>547,4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44194.382484848" calcext:value-type="float">
            <text:p><text:s/>344,1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9889.32604665" calcext:value-type="float">
            <text:p><text:s/>509,8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49789.10111111" calcext:value-type="float">
            <text:p><text:s/>1,849,7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38410" calcext:value-type="float">
            <text:p><text:s/>2,738,4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49789.10111111" calcext:value-type="float">
            <text:p><text:s/>1,849,7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38410" calcext:value-type="float">
            <text:p><text:s/>2,738,4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234457.12202478" calcext:value-type="float">
            <text:p><text:s/>1,234,4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1517.922889" calcext:value-type="float">
            <text:p><text:s/>541,5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234457.12202478" calcext:value-type="float">
            <text:p><text:s/>1,234,4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1517.922889" calcext:value-type="float">
            <text:p><text:s/>541,5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1.281111111111" calcext:value-type="float">
            <text:p><text:s/>18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77" calcext:value-type="float">
            <text:p><text:s/>27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862.05848823644" calcext:value-type="float">
            <text:p><text:s/>7,8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37.91552535" calcext:value-type="float">
            <text:p><text:s/>11,6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02010.611111111" calcext:value-type="float">
            <text:p><text:s/>202,0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605" calcext:value-type="float">
            <text:p><text:s/>50,6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400" calcext:value-type="float">
            <text:p><text:s/>208,4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02010.611111111" calcext:value-type="float">
            <text:p><text:s/>202,0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605" calcext:value-type="float">
            <text:p><text:s/>50,6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400" calcext:value-type="float">
            <text:p><text:s/>208,4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5761340.495616" calcext:value-type="float">
            <text:p><text:s/>65,761,34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2089840.9231798" calcext:value-type="float">
            <text:p><text:s/>62,089,84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671499.57243621" calcext:value-type="float">
            <text:p><text:s/>3,671,50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3749714.02" calcext:value-type="float">
            <text:p><text:s/>53,749,71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2783676.4475638" calcext:value-type="float">
            <text:p><text:s/>52,783,67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6037.572436214" calcext:value-type="float">
            <text:p><text:s/>966,03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49666.588451" calcext:value-type="float">
            <text:p><text:s/>249,66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9666.588451" calcext:value-type="float">
            <text:p><text:s/>249,66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1761959.887165" calcext:value-type="float">
            <text:p><text:s/>11,761,96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056497.887165" calcext:value-type="float">
            <text:p><text:s/>9,056,49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05462" calcext:value-type="float">
            <text:p><text:s/>2,705,46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50669" calcext:value-type="float">
            <text:p><text:s/>50,669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245492.8841823" calcext:value-type="float">
            <text:p><text:s/>45,245,493 <text:s/></text:p>
          </table:table-cell>
          <table:table-cell table:style-name="ce50" office:value-type="float" office:value="36336442" calcext:value-type="float">
            <text:p><text:s/>36,336,4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1831.348" calcext:value-type="float">
            <text:p><text:s/>1,431,8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8357.29710647" calcext:value-type="float">
            <text:p><text:s/>3,678,3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4.416" calcext:value-type="float">
            <text:p><text:s/>1,29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58291.68888889" calcext:value-type="float">
            <text:p><text:s/>3,058,2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2091.55555556" calcext:value-type="float">
            <text:p><text:s/>1,592,0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325018.951646359" calcext:value-type="float">
            <text:p><text:s/>-325,019 <text:s/></text:p>
          </table:table-cell>
          <table:table-cell table:style-name="ce50" office:value-type="float" office:value="-251325" calcext:value-type="float">
            <text:p><text:s/>-251,32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495.031" calcext:value-type="float">
            <text:p><text:s/>105,49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7292440.2942778" calcext:value-type="float">
            <text:p><text:s/>37,292,440 <text:s/></text:p>
          </table:table-cell>
          <table:table-cell table:style-name="ce51" office:value-type="float" office:value="36638436" calcext:value-type="float">
            <text:p><text:s/>36,638,43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25041.901" calcext:value-type="float">
            <text:p><text:s/>1,325,0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29331.84372222" calcext:value-type="float">
            <text:p><text:s/>2,929,3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8.1" calcext:value-type="float">
            <text:p><text:s/>81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90620" calcext:value-type="float">
            <text:p><text:s/>290,620 <text:s/></text:p>
          </table:table-cell>
          <table:table-cell table:style-name="ce50" office:value-type="float" office:value="4142640" calcext:value-type="float">
            <text:p><text:s/>4,142,640 <text:s/></text:p>
          </table:table-cell>
          <table:table-cell table:style-name="ce50" office:value-type="float" office:value="369270" calcext:value-type="float">
            <text:p><text:s/>369,270 <text:s/></text:p>
          </table:table-cell>
          <table:table-cell table:style-name="ce50" office:value-type="float" office:value="43469377.9342213" calcext:value-type="float">
            <text:p><text:s/>43,469,378 <text:s/></text:p>
          </table:table-cell>
          <table:table-cell table:style-name="ce50" office:value-type="float" office:value="36638436" calcext:value-type="float">
            <text:p><text:s/>36,638,4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6638436" calcext:value-type="float">
            <text:p><text:s/>36,638,4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90012.71111111" calcext:value-type="float">
            <text:p><text:s/>6,190,0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38.13333333333" calcext:value-type="float">
            <text:p><text:s/>4,2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90620" calcext:value-type="float">
            <text:p><text:s/>290,620 <text:s/></text:p>
          </table:table-cell>
          <table:table-cell table:style-name="ce51" office:value-type="float" office:value="4142640" calcext:value-type="float">
            <text:p><text:s/>4,142,640 <text:s/></text:p>
          </table:table-cell>
          <table:table-cell table:style-name="ce51" office:value-type="float" office:value="369270" calcext:value-type="float">
            <text:p><text:s/>369,270 <text:s/></text:p>
          </table:table-cell>
          <table:table-cell table:style-name="ce51" office:value-type="float" office:value="636691.089776882" calcext:value-type="float">
            <text:p><text:s/>636,69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72511" calcext:value-type="float">
            <text:p><text:s/>2,072,511 <text:s/></text:p>
          </table:table-cell>
          <table:table-cell table:style-name="ce50" office:value-type="float" office:value="13640101" calcext:value-type="float">
            <text:p><text:s/>13,640,101 <text:s/></text:p>
          </table:table-cell>
          <table:table-cell table:style-name="ce50" office:value-type="float" office:value="850620" calcext:value-type="float">
            <text:p><text:s/>850,620 <text:s/></text:p>
          </table:table-cell>
          <table:table-cell table:style-name="ce50" office:value-type="float" office:value="39792829.9529056" calcext:value-type="float">
            <text:p><text:s/>39,792,8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6504" calcext:value-type="float">
            <text:p><text:s/>1,326,504 <text:s/></text:p>
          </table:table-cell>
          <table:table-cell table:style-name="ce50" office:value-type="float" office:value="1468589.49" calcext:value-type="float">
            <text:p><text:s/>1,468,5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72511" calcext:value-type="float">
            <text:p><text:s/>2,072,511 <text:s/></text:p>
          </table:table-cell>
          <table:table-cell table:style-name="ce50" office:value-type="float" office:value="13640101" calcext:value-type="float">
            <text:p><text:s/>13,640,101 <text:s/></text:p>
          </table:table-cell>
          <table:table-cell table:style-name="ce50" office:value-type="float" office:value="850620" calcext:value-type="float">
            <text:p><text:s/>850,620 <text:s/></text:p>
          </table:table-cell>
          <table:table-cell table:style-name="ce50" office:value-type="float" office:value="38236725.4063687" calcext:value-type="float">
            <text:p><text:s/>38,236,72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6504" calcext:value-type="float">
            <text:p><text:s/>1,326,504 <text:s/></text:p>
          </table:table-cell>
          <table:table-cell table:style-name="ce50" office:value-type="float" office:value="1444801.11097483" calcext:value-type="float">
            <text:p><text:s/>1,444,80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56104.54653689" calcext:value-type="float">
            <text:p><text:s/>1,556,10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3788.3790251696" calcext:value-type="float">
            <text:p><text:s/>23,78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17193" calcext:value-type="float">
            <text:p><text:s/>617,193 <text:s/></text:p>
          </table:table-cell>
          <table:table-cell table:style-name="ce50" office:value-type="float" office:value="6791754" calcext:value-type="float">
            <text:p><text:s/>6,791,754 <text:s/></text:p>
          </table:table-cell>
          <table:table-cell table:style-name="ce50" office:value-type="float" office:value="239672" calcext:value-type="float">
            <text:p><text:s/>239,672 <text:s/></text:p>
          </table:table-cell>
          <table:table-cell table:style-name="ce50" office:value-type="float" office:value="1940217.88303068" calcext:value-type="float">
            <text:p><text:s/>1,940,2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6504" calcext:value-type="float">
            <text:p><text:s/>1,326,504 <text:s/></text:p>
          </table:table-cell>
          <table:table-cell table:style-name="ce50" office:value-type="float" office:value="19932.552" calcext:value-type="float">
            <text:p><text:s/>19,9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.2444444444445" calcext:value-type="float">
            <text:p><text:s/>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62430" calcext:value-type="float">
            <text:p><text:s/>362,430 <text:s/></text:p>
          </table:table-cell>
          <table:table-cell table:style-name="ce50" office:value-type="float" office:value="2688095" calcext:value-type="float">
            <text:p><text:s/>2,688,095 <text:s/></text:p>
          </table:table-cell>
          <table:table-cell table:style-name="ce50" office:value-type="float" office:value="239672" calcext:value-type="float">
            <text:p><text:s/>239,672 <text:s/></text:p>
          </table:table-cell>
          <table:table-cell table:style-name="ce50" office:value-type="float" office:value="8151.11111111111" calcext:value-type="float">
            <text:p><text:s/>8,1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54763" calcext:value-type="float">
            <text:p><text:s/>254,763 <text:s/></text:p>
          </table:table-cell>
          <table:table-cell table:style-name="ce50" office:value-type="float" office:value="4103659" calcext:value-type="float">
            <text:p><text:s/>4,103,6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5.111111111111" calcext:value-type="float">
            <text:p><text:s/>2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31690.54969735" calcext:value-type="float">
            <text:p><text:s/>1,931,69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6504" calcext:value-type="float">
            <text:p><text:s/>1,326,504 <text:s/></text:p>
          </table:table-cell>
          <table:table-cell table:style-name="ce50" office:value-type="float" office:value="19932.552" calcext:value-type="float">
            <text:p><text:s/>19,9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" calcext:value-type="float">
            <text:p><text:s/>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.86666666666667" calcext:value-type="float">
            <text:p><text:s/>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65" calcext:value-type="float">
            <text:p><text:s/>165 <text:s/></text:p>
          </table:table-cell>
          <table:table-cell table:style-name="ce52" office:value-type="float" office:value="132856" calcext:value-type="float">
            <text:p><text:s/>132,856 <text:s/></text:p>
          </table:table-cell>
          <table:table-cell table:style-name="ce52" office:value-type="float" office:value="11959" calcext:value-type="float">
            <text:p><text:s/>11,95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64533" calcext:value-type="float">
            <text:p><text:s/>1,164,533 <text:s/></text:p>
          </table:table-cell>
          <table:table-cell table:style-name="ce52" office:value-type="float" office:value="2572851" calcext:value-type="float">
            <text:p><text:s/>2,572,851 <text:s/></text:p>
          </table:table-cell>
          <table:table-cell table:style-name="ce52" office:value-type="float" office:value="229719" calcext:value-type="float">
            <text:p><text:s/>229,719 <text:s/></text:p>
          </table:table-cell>
          <table:table-cell table:style-name="ce52" office:value-type="float" office:value="28746342.5862091" calcext:value-type="float">
            <text:p><text:s/>28,746,34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772880.739" calcext:value-type="float">
            <text:p><text:s/>2,772,88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64533" calcext:value-type="float">
            <text:p><text:s/>1,164,533 <text:s/></text:p>
          </table:table-cell>
          <table:table-cell table:style-name="ce52" office:value-type="float" office:value="2572851" calcext:value-type="float">
            <text:p><text:s/>2,572,851 <text:s/></text:p>
          </table:table-cell>
          <table:table-cell table:style-name="ce52" office:value-type="float" office:value="229719" calcext:value-type="float">
            <text:p><text:s/>229,719 <text:s/></text:p>
          </table:table-cell>
          <table:table-cell table:style-name="ce52" office:value-type="float" office:value="21522855.3358352" calcext:value-type="float">
            <text:p><text:s/>21,522,855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772880.739" calcext:value-type="float">
            <text:p><text:s/>2,772,8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64533" calcext:value-type="float">
            <text:p><text:s/>1,164,533 <text:s/></text:p>
          </table:table-cell>
          <table:table-cell table:style-name="ce50" office:value-type="float" office:value="2572851" calcext:value-type="float">
            <text:p><text:s/>2,572,851 <text:s/></text:p>
          </table:table-cell>
          <table:table-cell table:style-name="ce50" office:value-type="float" office:value="229719" calcext:value-type="float">
            <text:p><text:s/>229,719 <text:s/></text:p>
          </table:table-cell>
          <table:table-cell table:style-name="ce50" office:value-type="float" office:value="6997169.44455799" calcext:value-type="float">
            <text:p><text:s/>6,997,1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8903.102" calcext:value-type="float">
            <text:p><text:s/>768,9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81.74534" calcext:value-type="float">
            <text:p><text:s/>39,9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9.956" calcext:value-type="float">
            <text:p><text:s/>4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3499.376859894" calcext:value-type="float">
            <text:p><text:s/>463,4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058.394" calcext:value-type="float">
            <text:p><text:s/>16,0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5476.16210482" calcext:value-type="float">
            <text:p><text:s/>1,345,4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233.422" calcext:value-type="float">
            <text:p><text:s/>11,2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430.8365122222" calcext:value-type="float">
            <text:p><text:s/>53,4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0.886" calcext:value-type="float">
            <text:p><text:s/>2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15.1713988889" calcext:value-type="float">
            <text:p><text:s/>11,5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14.234" calcext:value-type="float">
            <text:p><text:s/>3,1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7276.448401139" calcext:value-type="float">
            <text:p><text:s/>497,2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84.706" calcext:value-type="float">
            <text:p><text:s/>7,4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814.4844322222" calcext:value-type="float">
            <text:p><text:s/>12,8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04.214" calcext:value-type="float">
            <text:p><text:s/>12,4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19902.58713541" calcext:value-type="float">
            <text:p><text:s/>1,719,9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44.9" calcext:value-type="float">
            <text:p><text:s/>5,5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4739.9492894" calcext:value-type="float">
            <text:p><text:s/>1,624,7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44.9" calcext:value-type="float">
            <text:p><text:s/>5,5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25793.2863409" calcext:value-type="float">
            <text:p>( 1,325,79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544.9" calcext:value-type="float">
            <text:p>( 5,54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8946.662948502" calcext:value-type="float">
            <text:p>( 298,94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556.8332243444" calcext:value-type="float">
            <text:p><text:s/>46,5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605.8046216693" calcext:value-type="float">
            <text:p><text:s/>48,6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891.613538889" calcext:value-type="float">
            <text:p><text:s/>190,8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99.31" calcext:value-type="float">
            <text:p><text:s/>6,8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46.4511655556" calcext:value-type="float">
            <text:p><text:s/>45,6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95.774" calcext:value-type="float">
            <text:p><text:s/>5,89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22604.483972222" calcext:value-type="float">
            <text:p><text:s/>322,60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8222.45" calcext:value-type="float">
            <text:p><text:s/>48,2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8007.248711111" calcext:value-type="float">
            <text:p><text:s/>678,0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7039.84" calcext:value-type="float">
            <text:p><text:s/>147,0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636.891697778" calcext:value-type="float">
            <text:p><text:s/>168,6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37.728" calcext:value-type="float">
            <text:p><text:s/>4,5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9370.357013333" calcext:value-type="float">
            <text:p><text:s/>509,3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2502.112" calcext:value-type="float">
            <text:p><text:s/>142,5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8200.6786288889" calcext:value-type="float">
            <text:p>( 48,20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5378.916" calcext:value-type="float">
            <text:p>( 65,379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6513.7122" calcext:value-type="float">
            <text:p>( 6,514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8835.48" calcext:value-type="float">
            <text:p>( 8,83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64533" calcext:value-type="float">
            <text:p><text:s/>1,164,533 <text:s/></text:p>
          </table:table-cell>
          <table:table-cell table:style-name="ce50" office:value-type="float" office:value="2572851" calcext:value-type="float">
            <text:p><text:s/>2,572,851 <text:s/></text:p>
          </table:table-cell>
          <table:table-cell table:style-name="ce50" office:value-type="float" office:value="229719" calcext:value-type="float">
            <text:p><text:s/>229,719 <text:s/></text:p>
          </table:table-cell>
          <table:table-cell table:style-name="ce50" office:value-type="float" office:value="868361.770026667" calcext:value-type="float">
            <text:p><text:s/>868,3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2477.024" calcext:value-type="float">
            <text:p><text:s/>102,4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164533" calcext:value-type="float">
            <text:p><text:s/>1,164,533 <text:s/></text:p>
          </table:table-cell>
          <table:table-cell table:style-name="ce50" office:value-type="float" office:value="2572851" calcext:value-type="float">
            <text:p><text:s/>2,572,851 <text:s/></text:p>
          </table:table-cell>
          <table:table-cell table:style-name="ce50" office:value-type="float" office:value="229719" calcext:value-type="float">
            <text:p><text:s/>229,719 <text:s/></text:p>
          </table:table-cell>
          <table:table-cell table:style-name="ce50" office:value-type="float" office:value="725080.749203333" calcext:value-type="float">
            <text:p><text:s/>725,0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413.258" calcext:value-type="float">
            <text:p><text:s/>67,4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281.020823333" calcext:value-type="float">
            <text:p><text:s/>143,2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063.766" calcext:value-type="float">
            <text:p><text:s/>35,0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4.666666666667" calcext:value-type="float">
            <text:p>( 295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654.591682222" calcext:value-type="float">
            <text:p><text:s/>138,6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3626.364" calcext:value-type="float">
            <text:p><text:s/>63,62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4617.7003122222" calcext:value-type="float">
            <text:p><text:s/>24,61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393.806" calcext:value-type="float">
            <text:p><text:s/>7,3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940.909305584" calcext:value-type="float">
            <text:p><text:s/>106,9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139.704" calcext:value-type="float">
            <text:p><text:s/>21,1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960.7085966667" calcext:value-type="float">
            <text:p><text:s/>67,9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831.662" calcext:value-type="float">
            <text:p><text:s/>28,8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912.103951111" calcext:value-type="float">
            <text:p><text:s/>230,9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0866.456" calcext:value-type="float">
            <text:p><text:s/>280,8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.6400000293333" calcext:value-type="float">
            <text:p><text:s/>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8616.411111111" calcext:value-type="float">
            <text:p><text:s/>178,6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22751.5705761" calcext:value-type="float">
            <text:p><text:s/>11,422,7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871.731" calcext:value-type="float">
            <text:p><text:s/>26,8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194.333333333" calcext:value-type="float">
            <text:p><text:s/>399,1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13180.2150206" calcext:value-type="float">
            <text:p><text:s/>10,613,1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871.731" calcext:value-type="float">
            <text:p><text:s/>26,8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199.0222222222" calcext:value-type="float">
            <text:p><text:s/>46,1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4178" calcext:value-type="float">
            <text:p><text:s/>364,1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2114.566666667" calcext:value-type="float">
            <text:p><text:s/>882,11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2.03333333333" calcext:value-type="float">
            <text:p><text:s/>2,1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79982.533333333" calcext:value-type="float">
            <text:p><text:s/>879,98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3253.344444444" calcext:value-type="float">
            <text:p><text:s/>763,2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246.644444444" calcext:value-type="float">
            <text:p><text:s/>202,2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97.2" calcext:value-type="float">
            <text:p><text:s/>3,6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37.68888888889" calcext:value-type="float">
            <text:p><text:s/>6,4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4.311111111111" calcext:value-type="float">
            <text:p><text:s/>7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82.62222222222" calcext:value-type="float">
            <text:p><text:s/>1,7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2692.277777778" calcext:value-type="float">
            <text:p><text:s/>422,6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5662.6" calcext:value-type="float">
            <text:p><text:s/>125,66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57566.40959" calcext:value-type="float">
            <text:p><text:s/>1,457,56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77105.906" calcext:value-type="float">
            <text:p><text:s/>1,977,1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23487.25037387" calcext:value-type="float">
            <text:p><text:s/>7,223,4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23487.25037387" calcext:value-type="float">
            <text:p><text:s/>7,223,4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839248.26666667" calcext:value-type="float">
            <text:p>( 4,839,24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9135667.368876" calcext:value-type="float">
            <text:p><text:s/>29,135,6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5492133.189" calcext:value-type="float">
            <text:p><text:s/>25,492,13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123.411549" calcext:value-type="float">
            <text:p><text:s/>11,12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632410.768327" calcext:value-type="float">
            <text:p><text:s/>3,632,41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87180" calcext:value-type="float">
            <text:p><text:s/>1,687,180 <text:s/></text:p>
          </table:table-cell>
          <table:table-cell table:style-name="ce50" office:value-type="float" office:value="1558443" calcext:value-type="float">
            <text:p><text:s/>1,558,443 <text:s/></text:p>
          </table:table-cell>
          <table:table-cell table:style-name="ce50" office:value-type="float" office:value="1404251" calcext:value-type="float">
            <text:p><text:s/>1,404,2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3278" calcext:value-type="float">
            <text:p><text:s/>523,2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997.7030131063" calcext:value-type="float">
            <text:p><text:s/>36,9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75" calcext:value-type="float">
            <text:p><text:s/>375 <text:s/></text:p>
          </table:table-cell>
          <table:table-cell table:style-name="ce50" office:value-type="float" office:value="1790728" calcext:value-type="float">
            <text:p><text:s/>1,790,72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7443.296986894" calcext:value-type="float">
            <text:p><text:s/>337,443 <text:s/></text:p>
          </table:table-cell>
          <table:table-cell table:style-name="ce50" office:value-type="float" office:value="-716182" calcext:value-type="float">
            <text:p><text:s/>-716,182 <text:s/></text:p>
          </table:table-cell>
          <table:table-cell table:style-name="ce50" office:value-type="float" office:value="-150087.461628534" calcext:value-type="float">
            <text:p><text:s/>-150,087 <text:s/></text:p>
          </table:table-cell>
          <table:table-cell table:style-name="ce50" office:value-type="float" office:value="-1476" calcext:value-type="float">
            <text:p><text:s/>-1,476 <text:s/></text:p>
          </table:table-cell>
          <table:table-cell table:style-name="ce50" office:value-type="float" office:value="-26001.225855948" calcext:value-type="float">
            <text:p><text:s/>-26,001 <text:s/></text:p>
          </table:table-cell>
          <table:table-cell table:style-name="ce50" office:value-type="float" office:value="-1161.77414405202" calcext:value-type="float">
            <text:p><text:s/>-1,162 <text:s/></text:p>
          </table:table-cell>
          <table:table-cell table:style-name="ce50" office:value-type="float" office:value="388020" calcext:value-type="float">
            <text:p><text:s/>388,02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312739" calcext:value-type="float">
            <text:p><text:s/>1,312,739 <text:s/></text:p>
          </table:table-cell>
          <table:table-cell table:style-name="ce51" office:value-type="float" office:value="2274625" calcext:value-type="float">
            <text:p><text:s/>2,274,625 <text:s/></text:p>
          </table:table-cell>
          <table:table-cell table:style-name="ce51" office:value-type="float" office:value="1554338.46162853" calcext:value-type="float">
            <text:p><text:s/>1,554,338 <text:s/></text:p>
          </table:table-cell>
          <table:table-cell table:style-name="ce51" office:value-type="float" office:value="1474" calcext:value-type="float">
            <text:p><text:s/>1,474 <text:s/></text:p>
          </table:table-cell>
          <table:table-cell table:style-name="ce51" office:value-type="float" office:value="25626.225855948" calcext:value-type="float">
            <text:p><text:s/>25,626 <text:s/></text:p>
          </table:table-cell>
          <table:table-cell table:style-name="ce51" office:value-type="float" office:value="-1266288.22585595" calcext:value-type="float">
            <text:p><text:s/>-1,266,288 <text:s/></text:p>
          </table:table-cell>
          <table:table-cell table:style-name="ce51" office:value-type="float" office:value="-388020" calcext:value-type="float">
            <text:p><text:s/>-388,0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49744" calcext:value-type="float">
            <text:p><text:s/>1,349,744 <text:s/></text:p>
          </table:table-cell>
          <table:table-cell table:style-name="ce50" office:value-type="float" office:value="25822" calcext:value-type="float">
            <text:p><text:s/>25,822 <text:s/></text:p>
          </table:table-cell>
          <table:table-cell table:style-name="ce50" office:value-type="float" office:value="4543.46162853375" calcext:value-type="float">
            <text:p><text:s/>4,543 <text:s/></text:p>
          </table:table-cell>
          <table:table-cell table:style-name="ce50" office:value-type="float" office:value="1569" calcext:value-type="float">
            <text:p><text:s/>1,569 <text:s/></text:p>
          </table:table-cell>
          <table:table-cell table:style-name="ce50" office:value-type="float" office:value="3088.90433699138" calcext:value-type="float">
            <text:p><text:s/>3,089 <text:s/></text:p>
          </table:table-cell>
          <table:table-cell table:style-name="ce50" office:value-type="float" office:value="79152.0956630086" calcext:value-type="float">
            <text:p><text:s/>79,152 <text:s/></text:p>
          </table:table-cell>
          <table:table-cell table:style-name="ce50" office:value-type="float" office:value="151140" calcext:value-type="float">
            <text:p><text:s/>151,14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73513" calcext:value-type="float">
            <text:p><text:s/>5,673,513 <text:s/></text:p>
          </table:table-cell>
          <table:table-cell table:style-name="ce50" office:value-type="float" office:value="6303240" calcext:value-type="float">
            <text:p><text:s/>6,303,240 <text:s/></text:p>
          </table:table-cell>
          <table:table-cell table:style-name="ce50" office:value-type="float" office:value="5510624" calcext:value-type="float">
            <text:p><text:s/>5,510,624 <text:s/></text:p>
          </table:table-cell>
          <table:table-cell table:style-name="ce50" office:value-type="float" office:value="678" calcext:value-type="float">
            <text:p><text:s/>678 <text:s/></text:p>
          </table:table-cell>
          <table:table-cell table:style-name="ce50" office:value-type="float" office:value="96241.6784810434" calcext:value-type="float">
            <text:p><text:s/>96,242 <text:s/></text:p>
          </table:table-cell>
          <table:table-cell table:style-name="ce50" office:value-type="float" office:value="1793111.32151896" calcext:value-type="float">
            <text:p><text:s/>1,793,111 <text:s/></text:p>
          </table:table-cell>
          <table:table-cell table:style-name="ce50" office:value-type="float" office:value="571462" calcext:value-type="float">
            <text:p><text:s/>571,4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673513" calcext:value-type="float">
            <text:p><text:s/>5,673,513 <text:s/></text:p>
          </table:table-cell>
          <table:table-cell table:style-name="ce50" office:value-type="float" office:value="4559470.58051282" calcext:value-type="float">
            <text:p><text:s/>4,559,471 <text:s/></text:p>
          </table:table-cell>
          <table:table-cell table:style-name="ce50" office:value-type="float" office:value="3994404.93846019" calcext:value-type="float">
            <text:p><text:s/>3,994,405 <text:s/></text:p>
          </table:table-cell>
          <table:table-cell table:style-name="ce50" office:value-type="float" office:value="678" calcext:value-type="float">
            <text:p><text:s/>678 <text:s/></text:p>
          </table:table-cell>
          <table:table-cell table:style-name="ce50" office:value-type="float" office:value="96241.6784810434" calcext:value-type="float">
            <text:p><text:s/>96,242 <text:s/></text:p>
          </table:table-cell>
          <table:table-cell table:style-name="ce50" office:value-type="float" office:value="1793111.32151896" calcext:value-type="float">
            <text:p><text:s/>1,793,111 <text:s/></text:p>
          </table:table-cell>
          <table:table-cell table:style-name="ce50" office:value-type="float" office:value="571462" calcext:value-type="float">
            <text:p><text:s/>571,46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43769.41948718" calcext:value-type="float">
            <text:p><text:s/>1,743,769 <text:s/></text:p>
          </table:table-cell>
          <table:table-cell table:style-name="ce51" office:value-type="float" office:value="1516219.06153981" calcext:value-type="float">
            <text:p><text:s/>1,516,21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9" calcext:value-type="float">
            <text:p><text:s/>2,339 <text:s/></text:p>
          </table:table-cell>
          <table:table-cell table:style-name="ce50" office:value-type="float" office:value="1929" calcext:value-type="float">
            <text:p><text:s/>1,929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8" calcext:value-type="float">
            <text:p><text:s/>1,008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49" calcext:value-type="float">
            <text:p><text:s/>2,249 <text:s/></text:p>
          </table:table-cell>
          <table:table-cell table:style-name="ce50" office:value-type="float" office:value="1856" calcext:value-type="float">
            <text:p><text:s/>1,856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8" calcext:value-type="float">
            <text:p><text:s/>1,008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" calcext:value-type="float">
            <text:p><text:s/>90 <text:s/></text:p>
          </table:table-cell>
          <table:table-cell table:style-name="ce50" office:value-type="float" office:value="73" calcext:value-type="float">
            <text:p><text:s/>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636508" calcext:value-type="float">
            <text:p><text:s/>5,636,508 <text:s/></text:p>
          </table:table-cell>
          <table:table-cell table:style-name="ce52" office:value-type="float" office:value="8549704" calcext:value-type="float">
            <text:p><text:s/>8,549,704 <text:s/></text:p>
          </table:table-cell>
          <table:table-cell table:style-name="ce52" office:value-type="float" office:value="7058490" calcext:value-type="float">
            <text:p><text:s/>7,058,490 <text:s/></text:p>
          </table:table-cell>
          <table:table-cell table:style-name="ce52" office:value-type="float" office:value="582" calcext:value-type="float">
            <text:p><text:s/>582 <text:s/></text:p>
          </table:table-cell>
          <table:table-cell table:style-name="ce52" office:value-type="float" office:value="118779" calcext:value-type="float">
            <text:p><text:s/>118,779 <text:s/></text:p>
          </table:table-cell>
          <table:table-cell table:style-name="ce52" office:value-type="float" office:value="446663" calcext:value-type="float">
            <text:p><text:s/>446,663 <text:s/></text:p>
          </table:table-cell>
          <table:table-cell table:style-name="ce52" office:value-type="float" office:value="32294" calcext:value-type="float">
            <text:p><text:s/>32,29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2760" calcext:value-type="float">
            <text:p><text:s/>52,760 <text:s/></text:p>
          </table:table-cell>
          <table:table-cell table:style-name="ce52" office:value-type="float" office:value="8549704" calcext:value-type="float">
            <text:p><text:s/>8,549,704 <text:s/></text:p>
          </table:table-cell>
          <table:table-cell table:style-name="ce52" office:value-type="float" office:value="7058490" calcext:value-type="float">
            <text:p><text:s/>7,058,490 <text:s/></text:p>
          </table:table-cell>
          <table:table-cell table:style-name="ce52" office:value-type="float" office:value="582" calcext:value-type="float">
            <text:p><text:s/>582 <text:s/></text:p>
          </table:table-cell>
          <table:table-cell table:style-name="ce52" office:value-type="float" office:value="118779" calcext:value-type="float">
            <text:p><text:s/>118,779 <text:s/></text:p>
          </table:table-cell>
          <table:table-cell table:style-name="ce52" office:value-type="float" office:value="446663" calcext:value-type="float">
            <text:p><text:s/>446,663 <text:s/></text:p>
          </table:table-cell>
          <table:table-cell table:style-name="ce52" office:value-type="float" office:value="32294" calcext:value-type="float">
            <text:p><text:s/>32,2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760" calcext:value-type="float">
            <text:p><text:s/>52,760 <text:s/></text:p>
          </table:table-cell>
          <table:table-cell table:style-name="ce50" office:value-type="float" office:value="6327" calcext:value-type="float">
            <text:p><text:s/>6,327 <text:s/></text:p>
          </table:table-cell>
          <table:table-cell table:style-name="ce50" office:value-type="float" office:value="6050" calcext:value-type="float">
            <text:p><text:s/>6,05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28" calcext:value-type="float">
            <text:p><text:s/>9,7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" calcext:value-type="float">
            <text:p><text:s/>55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1" calcext:value-type="float">
            <text:p><text:s/>1,0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" calcext:value-type="float">
            <text:p><text:s/>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" calcext:value-type="float">
            <text:p><text:s/>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3" calcext:value-type="float">
            <text:p><text:s/>1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" calcext:value-type="float">
            <text:p><text:s/>1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420" calcext:value-type="float">
            <text:p><text:s/>52,420 <text:s/></text:p>
          </table:table-cell>
          <table:table-cell table:style-name="ce50" office:value-type="float" office:value="50" calcext:value-type="float">
            <text:p><text:s/>50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2" calcext:value-type="float">
            <text:p><text:s/>9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420" calcext:value-type="float">
            <text:p><text:s/>52,420 <text:s/></text:p>
          </table:table-cell>
          <table:table-cell table:style-name="ce50" office:value-type="float" office:value="50" calcext:value-type="float">
            <text:p><text:s/>50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2" calcext:value-type="float">
            <text:p><text:s/>9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0" calcext:value-type="float">
            <text:p>( 50 <text:s/>)</text:p>
          </table:table-cell>
          <table:table-cell table:style-name="ce53" office:value-type="float" office:value="48" calcext:value-type="float">
            <text:p>( 48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62" calcext:value-type="float">
            <text:p>( 96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2420" calcext:value-type="float">
            <text:p>( 52,42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" calcext:value-type="float">
            <text:p><text:s/>8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" calcext:value-type="float">
            <text:p><text:s/>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" calcext:value-type="float">
            <text:p><text:s/>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3" calcext:value-type="float">
            <text:p><text:s/>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0" calcext:value-type="float">
            <text:p><text:s/>340 <text:s/>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style-name="ce50" office:value-type="float" office:value="105" calcext:value-type="float">
            <text:p><text:s/>1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23" calcext:value-type="float">
            <text:p><text:s/>6,5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" calcext:value-type="float">
            <text:p><text:s/>135 <text:s/></text:p>
          </table:table-cell>
          <table:table-cell table:style-name="ce50" office:value-type="float" office:value="105" calcext:value-type="float">
            <text:p><text:s/>1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72" calcext:value-type="float">
            <text:p><text:s/>4,6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0" calcext:value-type="float">
            <text:p><text:s/>3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51" calcext:value-type="float">
            <text:p><text:s/>1,8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40" calcext:value-type="float">
            <text:p>( 34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" calcext:value-type="float">
            <text:p><text:s/>2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54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50" office:value-type="float" office:value="13" calcext:value-type="float">
            <text:p><text:s/>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" calcext:value-type="float">
            <text:p><text:s/>1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56" calcext:value-type="float">
            <text:p><text:s/>5,756 <text:s/></text:p>
          </table:table-cell>
          <table:table-cell table:style-name="ce50" office:value-type="float" office:value="5718" calcext:value-type="float">
            <text:p><text:s/>5,7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3" calcext:value-type="float">
            <text:p><text:s/>8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0" calcext:value-type="float">
            <text:p><text:s/>11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20352" calcext:value-type="float">
            <text:p><text:s/>8,520,352 <text:s/></text:p>
          </table:table-cell>
          <table:table-cell table:style-name="ce50" office:value-type="float" office:value="7038027" calcext:value-type="float">
            <text:p><text:s/>7,038,027 <text:s/></text:p>
          </table:table-cell>
          <table:table-cell table:style-name="ce50" office:value-type="float" office:value="582" calcext:value-type="float">
            <text:p><text:s/>582 <text:s/></text:p>
          </table:table-cell>
          <table:table-cell table:style-name="ce50" office:value-type="float" office:value="12295" calcext:value-type="float">
            <text:p><text:s/>12,295 <text:s/></text:p>
          </table:table-cell>
          <table:table-cell table:style-name="ce50" office:value-type="float" office:value="436253" calcext:value-type="float">
            <text:p><text:s/>436,2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2" calcext:value-type="float">
            <text:p><text:s/>582 <text:s/></text:p>
          </table:table-cell>
          <table:table-cell table:style-name="ce50" office:value-type="float" office:value="12295" calcext:value-type="float">
            <text:p><text:s/>12,295 <text:s/></text:p>
          </table:table-cell>
          <table:table-cell table:style-name="ce50" office:value-type="float" office:value="436253" calcext:value-type="float">
            <text:p><text:s/>436,2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20352" calcext:value-type="float">
            <text:p><text:s/>8,520,352 <text:s/></text:p>
          </table:table-cell>
          <table:table-cell table:style-name="ce50" office:value-type="float" office:value="7038027" calcext:value-type="float">
            <text:p><text:s/>7,038,0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07" calcext:value-type="float">
            <text:p><text:s/>23,007 <text:s/></text:p>
          </table:table-cell>
          <table:table-cell table:style-name="ce50" office:value-type="float" office:value="14406" calcext:value-type="float">
            <text:p><text:s/>14,4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484" calcext:value-type="float">
            <text:p><text:s/>106,484 <text:s/></text:p>
          </table:table-cell>
          <table:table-cell table:style-name="ce50" office:value-type="float" office:value="10410" calcext:value-type="float">
            <text:p><text:s/>10,410 <text:s/></text:p>
          </table:table-cell>
          <table:table-cell table:style-name="ce50" office:value-type="float" office:value="22547" calcext:value-type="float">
            <text:p><text:s/>22,5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5426" calcext:value-type="float">
            <text:p><text:s/>5,4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84" calcext:value-type="float">
            <text:p><text:s/>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" calcext:value-type="float">
            <text:p><text:s/>26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388" calcext:value-type="float">
            <text:p><text:s/>22,388 <text:s/></text:p>
          </table:table-cell>
          <table:table-cell table:style-name="ce50" office:value-type="float" office:value="14118" calcext:value-type="float">
            <text:p><text:s/>14,1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484" calcext:value-type="float">
            <text:p><text:s/>106,484 <text:s/></text:p>
          </table:table-cell>
          <table:table-cell table:style-name="ce50" office:value-type="float" office:value="10410" calcext:value-type="float">
            <text:p><text:s/>10,410 <text:s/></text:p>
          </table:table-cell>
          <table:table-cell table:style-name="ce50" office:value-type="float" office:value="14365" calcext:value-type="float">
            <text:p><text:s/>14,36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93" calcext:value-type="float">
            <text:p><text:s/>593 <text:s/></text:p>
          </table:table-cell>
          <table:table-cell table:style-name="ce51" office:value-type="float" office:value="270" calcext:value-type="float">
            <text:p><text:s/>27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672" calcext:value-type="float">
            <text:p><text:s/>2,672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583748" calcext:value-type="float">
            <text:p><text:s/>5,583,7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583748" calcext:value-type="float">
            <text:p><text:s/>5,583,7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583748" calcext:value-type="float">
            <text:p>( 5,583,74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21581" calcext:value-type="float">
            <text:p><text:s/>3,421,5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5520" calcext:value-type="float">
            <text:p><text:s/>355,520 <text:s/></text:p>
          </table:table-cell>
          <table:table-cell table:style-name="ce50" office:value-type="float" office:value="105447" calcext:value-type="float">
            <text:p><text:s/>105,447 <text:s/></text:p>
          </table:table-cell>
          <table:table-cell table:style-name="ce50" office:value-type="float" office:value="285658.935380824" calcext:value-type="float">
            <text:p><text:s/>285,6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786" calcext:value-type="float">
            <text:p><text:s/>25,786 <text:s/></text:p>
          </table:table-cell>
          <table:table-cell table:style-name="ce50" office:value-type="float" office:value="294528" calcext:value-type="float">
            <text:p><text:s/>294,5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406234" calcext:value-type="float">
            <text:p><text:s/>1,406,234 <text:s/></text:p>
          </table:table-cell>
          <table:table-cell table:style-name="ce50" office:value-type="float" office:value="1447388" calcext:value-type="float">
            <text:p><text:s/>1,447,3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7904" calcext:value-type="float">
            <text:p><text:s/>187,904 <text:s/></text:p>
          </table:table-cell>
          <table:table-cell table:style-name="ce50" office:value-type="float" office:value="73187" calcext:value-type="float">
            <text:p><text:s/>73,187 <text:s/></text:p>
          </table:table-cell>
          <table:table-cell table:style-name="ce50" office:value-type="float" office:value="46063.8482284318" calcext:value-type="float">
            <text:p><text:s/>46,0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805" calcext:value-type="float">
            <text:p><text:s/>115,805 <text:s/></text:p>
          </table:table-cell>
          <table:table-cell table:style-name="ce50" office:value-type="float" office:value="361058" calcext:value-type="float">
            <text:p><text:s/>361,0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44572" calcext:value-type="float">
            <text:p><text:s/>244,572 <text:s/></text:p>
          </table:table-cell>
          <table:table-cell table:style-name="ce50" office:value-type="float" office:value="2755813" calcext:value-type="float">
            <text:p><text:s/>2,755,8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0" calcext:value-type="float">
            <text:p><text:s/>1,9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73083.46" calcext:value-type="float">
            <text:p><text:s/>73,083 <text:s/></text:p>
          </table:table-cell>
          <table:table-cell table:style-name="ce50" office:value-type="float" office:value="-461892" calcext:value-type="float">
            <text:p><text:s/>-461,8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811" calcext:value-type="float">
            <text:p><text:s/>46,811 <text:s/></text:p>
          </table:table-cell>
          <table:table-cell table:style-name="ce50" office:value-type="float" office:value="-8811" calcext:value-type="float">
            <text:p><text:s/>-8,811 <text:s/></text:p>
          </table:table-cell>
          <table:table-cell table:style-name="ce50" office:value-type="float" office:value="79800" calcext:value-type="float">
            <text:p><text:s/>79,8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6969" calcext:value-type="float">
            <text:p><text:s/>-26,969 <text:s/></text:p>
          </table:table-cell>
          <table:table-cell table:style-name="ce50" office:value-type="float" office:value="147218.104444444" calcext:value-type="float">
            <text:p><text:s/>147,21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723889.46" calcext:value-type="float">
            <text:p><text:s/>-1,723,889 <text:s/></text:p>
          </table:table-cell>
          <table:table-cell table:style-name="ce51" office:value-type="float" office:value="-319728" calcext:value-type="float">
            <text:p><text:s/>-319,72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8835" calcext:value-type="float">
            <text:p><text:s/>118,835 <text:s/></text:p>
          </table:table-cell>
          <table:table-cell table:style-name="ce51" office:value-type="float" office:value="41071" calcext:value-type="float">
            <text:p><text:s/>41,071 <text:s/></text:p>
          </table:table-cell>
          <table:table-cell table:style-name="ce51" office:value-type="float" office:value="159795.087152392" calcext:value-type="float">
            <text:p><text:s/>159,79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63050" calcext:value-type="float">
            <text:p><text:s/>-63,050 <text:s/></text:p>
          </table:table-cell>
          <table:table-cell table:style-name="ce51" office:value-type="float" office:value="-213748.104444444" calcext:value-type="float">
            <text:p><text:s/>-213,74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307" calcext:value-type="float">
            <text:p><text:s/>1,307 <text:s/></text:p>
          </table:table-cell>
          <table:table-cell table:style-name="ce50" office:value-type="float" office:value="1164857" calcext:value-type="float">
            <text:p><text:s/>1,164,8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06" calcext:value-type="float">
            <text:p><text:s/>11,206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50" office:value-type="float" office:value="2794" calcext:value-type="float">
            <text:p><text:s/>2,7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2864.933333333" calcext:value-type="float">
            <text:p><text:s/>312,86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61482.6684368" calcext:value-type="float">
            <text:p><text:s/>161,483 <text:s/></text:p>
          </table:table-cell>
          <table:table-cell table:style-name="ce50" office:value-type="float" office:value="6527163.60400192" calcext:value-type="float">
            <text:p><text:s/>6,527,1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61133" calcext:value-type="float">
            <text:p><text:s/>161,133 <text:s/></text:p>
          </table:table-cell>
          <table:table-cell table:style-name="ce50" office:value-type="float" office:value="5901320" calcext:value-type="float">
            <text:p><text:s/>5,901,3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46" calcext:value-type="float">
            <text:p><text:s/>4,1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49.6684368" calcext:value-type="float">
            <text:p><text:s/>350 <text:s/></text:p>
          </table:table-cell>
          <table:table-cell table:style-name="ce51" office:value-type="float" office:value="621697.60400192" calcext:value-type="float">
            <text:p><text:s/>621,69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6840714" calcext:value-type="float">
            <text:p><text:s/>6,840,714 <text:s/></text:p>
          </table:table-cell>
          <table:table-cell table:style-name="ce50" office:value-type="float" office:value="15061480" calcext:value-type="float">
            <text:p><text:s/>15,061,4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642" calcext:value-type="float">
            <text:p><text:s/>292,642 <text:s/></text:p>
          </table:table-cell>
          <table:table-cell table:style-name="ce50" office:value-type="float" office:value="724958" calcext:value-type="float">
            <text:p><text:s/>724,958 <text:s/></text:p>
          </table:table-cell>
          <table:table-cell table:style-name="ce50" office:value-type="float" office:value="208120" calcext:value-type="float">
            <text:p><text:s/>208,1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2936" calcext:value-type="float">
            <text:p><text:s/>142,936 <text:s/></text:p>
          </table:table-cell>
          <table:table-cell table:style-name="ce50" office:value-type="float" office:value="1259391.03444444" calcext:value-type="float">
            <text:p><text:s/>1,259,39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6828433.27454545" calcext:value-type="float">
            <text:p><text:s/>6,828,433 <text:s/></text:p>
          </table:table-cell>
          <table:table-cell table:style-name="ce50" office:value-type="float" office:value="15061480" calcext:value-type="float">
            <text:p><text:s/>15,061,4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642" calcext:value-type="float">
            <text:p><text:s/>292,642 <text:s/></text:p>
          </table:table-cell>
          <table:table-cell table:style-name="ce50" office:value-type="float" office:value="724958" calcext:value-type="float">
            <text:p><text:s/>724,958 <text:s/></text:p>
          </table:table-cell>
          <table:table-cell table:style-name="ce50" office:value-type="float" office:value="208120" calcext:value-type="float">
            <text:p><text:s/>208,1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2936" calcext:value-type="float">
            <text:p><text:s/>142,936 <text:s/></text:p>
          </table:table-cell>
          <table:table-cell table:style-name="ce50" office:value-type="float" office:value="1244098.46022222" calcext:value-type="float">
            <text:p><text:s/>1,244,09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2280.7254545455" calcext:value-type="float">
            <text:p><text:s/>12,28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5292.5742222222" calcext:value-type="float">
            <text:p><text:s/>15,2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8838" calcext:value-type="float">
            <text:p><text:s/>38,838 <text:s/></text:p>
          </table:table-cell>
          <table:table-cell table:style-name="ce50" office:value-type="float" office:value="545979.8222561" calcext:value-type="float">
            <text:p><text:s/>545,9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" calcext:value-type="float">
            <text:p><text:s/>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761" calcext:value-type="float">
            <text:p><text:s/>761 <text:s/></text:p>
          </table:table-cell>
          <table:table-cell table:style-name="ce50" office:value-type="float" office:value="7246" calcext:value-type="float">
            <text:p><text:s/>7,2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0" calcext:value-type="float">
            <text:p><text:s/>2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8071" calcext:value-type="float">
            <text:p><text:s/>38,071 <text:s/></text:p>
          </table:table-cell>
          <table:table-cell table:style-name="ce50" office:value-type="float" office:value="538447.8222561" calcext:value-type="float">
            <text:p><text:s/>538,4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6" calcext:value-type="float">
            <text:p><text:s/>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915196.8715632" calcext:value-type="float">
            <text:p><text:s/>4,915,197 <text:s/></text:p>
          </table:table-cell>
          <table:table-cell table:style-name="ce52" office:value-type="float" office:value="6503751.57374198" calcext:value-type="float">
            <text:p><text:s/>6,503,75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00271" calcext:value-type="float">
            <text:p><text:s/>400,271 <text:s/></text:p>
          </table:table-cell>
          <table:table-cell table:style-name="ce52" office:value-type="float" office:value="766027" calcext:value-type="float">
            <text:p><text:s/>766,027 <text:s/></text:p>
          </table:table-cell>
          <table:table-cell table:style-name="ce52" office:value-type="float" office:value="365121.087152392" calcext:value-type="float">
            <text:p><text:s/>365,12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9886" calcext:value-type="float">
            <text:p><text:s/>79,886 <text:s/></text:p>
          </table:table-cell>
          <table:table-cell table:style-name="ce52" office:value-type="float" office:value="732777.996666667" calcext:value-type="float">
            <text:p><text:s/>732,77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915196.8715632" calcext:value-type="float">
            <text:p><text:s/>4,915,197 <text:s/></text:p>
          </table:table-cell>
          <table:table-cell table:style-name="ce52" office:value-type="float" office:value="6503751.57374198" calcext:value-type="float">
            <text:p><text:s/>6,503,752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6856" calcext:value-type="float">
            <text:p><text:s/>26,856 <text:s/></text:p>
          </table:table-cell>
          <table:table-cell table:style-name="ce52" office:value-type="float" office:value="11674.86" calcext:value-type="float">
            <text:p><text:s/>11,6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6801.8715632" calcext:value-type="float">
            <text:p><text:s/>256,802 <text:s/></text:p>
          </table:table-cell>
          <table:table-cell table:style-name="ce50" office:value-type="float" office:value="5951267.57374198" calcext:value-type="float">
            <text:p><text:s/>5,951,2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856" calcext:value-type="float">
            <text:p><text:s/>26,856 <text:s/></text:p>
          </table:table-cell>
          <table:table-cell table:style-name="ce50" office:value-type="float" office:value="11674.86" calcext:value-type="float">
            <text:p><text:s/>11,6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9011" calcext:value-type="float">
            <text:p><text:s/>19,011 <text:s/></text:p>
          </table:table-cell>
          <table:table-cell table:style-name="ce50" office:value-type="float" office:value="20610" calcext:value-type="float">
            <text:p><text:s/>20,6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4452" calcext:value-type="float">
            <text:p><text:s/>14,452 <text:s/></text:p>
          </table:table-cell>
          <table:table-cell table:style-name="ce50" office:value-type="float" office:value="426982.26603794" calcext:value-type="float">
            <text:p><text:s/>426,9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746.63317738" calcext:value-type="float">
            <text:p><text:s/>3,747 <text:s/></text:p>
          </table:table-cell>
          <table:table-cell table:style-name="ce50" office:value-type="float" office:value="1304521.1013057" calcext:value-type="float">
            <text:p><text:s/>1,304,5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89" calcext:value-type="float">
            <text:p><text:s/>189 <text:s/></text:p>
          </table:table-cell>
          <table:table-cell table:style-name="ce50" office:value-type="float" office:value="51922" calcext:value-type="float">
            <text:p><text:s/>51,9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65" calcext:value-type="float">
            <text:p><text:s/>365 <text:s/></text:p>
          </table:table-cell>
          <table:table-cell table:style-name="ce50" office:value-type="float" office:value="8646" calcext:value-type="float">
            <text:p><text:s/>8,6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546.05093881" calcext:value-type="float">
            <text:p><text:s/>1,546 <text:s/></text:p>
          </table:table-cell>
          <table:table-cell table:style-name="ce50" office:value-type="float" office:value="480223.8186923" calcext:value-type="float">
            <text:p><text:s/>480,2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620" calcext:value-type="float">
            <text:p><text:s/>620 <text:s/></text:p>
          </table:table-cell>
          <table:table-cell table:style-name="ce50" office:value-type="float" office:value="2997" calcext:value-type="float">
            <text:p><text:s/>2,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5484.22181172" calcext:value-type="float">
            <text:p><text:s/>75,484 <text:s/></text:p>
          </table:table-cell>
          <table:table-cell table:style-name="ce50" office:value-type="float" office:value="1560937.90443213" calcext:value-type="float">
            <text:p><text:s/>1,560,9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5456.04707395" calcext:value-type="float">
            <text:p><text:s/>75,456 <text:s/></text:p>
          </table:table-cell>
          <table:table-cell table:style-name="ce50" office:value-type="float" office:value="1467870.96933194" calcext:value-type="float">
            <text:p><text:s/>1,467,8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3201.50707395" calcext:value-type="float">
            <text:p>( 23,202 <text:s/>)</text:p>
          </table:table-cell>
          <table:table-cell table:style-name="ce53" office:value-type="float" office:value="1269848.79383884" calcext:value-type="float">
            <text:p>( 1,269,84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2254.54" calcext:value-type="float">
            <text:p>( 52,255 <text:s/>)</text:p>
          </table:table-cell>
          <table:table-cell table:style-name="ce53" office:value-type="float" office:value="198022.1754931" calcext:value-type="float">
            <text:p>( 198,02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544.72815425" calcext:value-type="float">
            <text:p><text:s/>45,5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8.17473777" calcext:value-type="float">
            <text:p><text:s/>28 <text:s/></text:p>
          </table:table-cell>
          <table:table-cell table:style-name="ce50" office:value-type="float" office:value="47522.20694594" calcext:value-type="float">
            <text:p><text:s/>47,5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892" calcext:value-type="float">
            <text:p><text:s/>6,892 <text:s/></text:p>
          </table:table-cell>
          <table:table-cell table:style-name="ce50" office:value-type="float" office:value="175172" calcext:value-type="float">
            <text:p><text:s/>175,1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19" calcext:value-type="float">
            <text:p><text:s/>319 <text:s/></text:p>
          </table:table-cell>
          <table:table-cell table:style-name="ce50" office:value-type="float" office:value="40097" calcext:value-type="float">
            <text:p><text:s/>40,0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846" calcext:value-type="float">
            <text:p><text:s/>1,846 <text:s/></text:p>
          </table:table-cell>
          <table:table-cell table:style-name="ce54" office:value-type="float" office:value="279041" calcext:value-type="float">
            <text:p><text:s/>279,04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9178" calcext:value-type="float">
            <text:p><text:s/>39,178 <text:s/></text:p>
          </table:table-cell>
          <table:table-cell table:style-name="ce50" office:value-type="float" office:value="495741" calcext:value-type="float">
            <text:p><text:s/>495,7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856" calcext:value-type="float">
            <text:p><text:s/>26,8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32875" calcext:value-type="float">
            <text:p><text:s/>32,875 <text:s/></text:p>
          </table:table-cell>
          <table:table-cell table:style-name="ce50" office:value-type="float" office:value="107040" calcext:value-type="float">
            <text:p><text:s/>107,0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998" calcext:value-type="float">
            <text:p><text:s/>25,9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303" calcext:value-type="float">
            <text:p><text:s/>6,303 <text:s/></text:p>
          </table:table-cell>
          <table:table-cell table:style-name="ce50" office:value-type="float" office:value="388701" calcext:value-type="float">
            <text:p><text:s/>388,7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8" calcext:value-type="float">
            <text:p><text:s/>8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465" calcext:value-type="float">
            <text:p><text:s/>13,465 <text:s/></text:p>
          </table:table-cell>
          <table:table-cell table:style-name="ce50" office:value-type="float" office:value="744848.33" calcext:value-type="float">
            <text:p><text:s/>744,8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674.86" calcext:value-type="float">
            <text:p><text:s/>11,67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9853" calcext:value-type="float">
            <text:p><text:s/>9,853 <text:s/></text:p>
          </table:table-cell>
          <table:table-cell table:style-name="ce50" office:value-type="float" office:value="635423.33" calcext:value-type="float">
            <text:p><text:s/>635,4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674.86" calcext:value-type="float">
            <text:p><text:s/>11,67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612" calcext:value-type="float">
            <text:p><text:s/>3,612 <text:s/></text:p>
          </table:table-cell>
          <table:table-cell table:style-name="ce50" office:value-type="float" office:value="109425" calcext:value-type="float">
            <text:p><text:s/>109,4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656" calcext:value-type="float">
            <text:p><text:s/>3,656 <text:s/></text:p>
          </table:table-cell>
          <table:table-cell table:style-name="ce50" office:value-type="float" office:value="86228" calcext:value-type="float">
            <text:p><text:s/>86,2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419" calcext:value-type="float">
            <text:p><text:s/>1,419 <text:s/></text:p>
          </table:table-cell>
          <table:table-cell table:style-name="ce54" office:value-type="float" office:value="17391" calcext:value-type="float">
            <text:p><text:s/>17,39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9467.76563526" calcext:value-type="float">
            <text:p><text:s/>9,468 <text:s/></text:p>
          </table:table-cell>
          <table:table-cell table:style-name="ce50" office:value-type="float" office:value="80143.15327391" calcext:value-type="float">
            <text:p><text:s/>80,1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867" calcext:value-type="float">
            <text:p><text:s/>12,867 <text:s/></text:p>
          </table:table-cell>
          <table:table-cell table:style-name="ce50" office:value-type="float" office:value="27742" calcext:value-type="float">
            <text:p><text:s/>27,7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516" calcext:value-type="float">
            <text:p><text:s/>2,516 <text:s/></text:p>
          </table:table-cell>
          <table:table-cell table:style-name="ce50" office:value-type="float" office:value="20926" calcext:value-type="float">
            <text:p><text:s/>20,9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2.20000003" calcext:value-type="float">
            <text:p><text:s/>42 <text:s/></text:p>
          </table:table-cell>
          <table:table-cell table:style-name="ce50" office:value-type="float" office:value="17" calcext:value-type="float">
            <text:p><text:s/>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9720" calcext:value-type="float">
            <text:p><text:s/>49,720 <text:s/></text:p>
          </table:table-cell>
          <table:table-cell table:style-name="ce50" office:value-type="float" office:value="127081" calcext:value-type="float">
            <text:p><text:s/>127,0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495420" calcext:value-type="float">
            <text:p><text:s/>3,495,420 <text:s/></text:p>
          </table:table-cell>
          <table:table-cell table:style-name="ce50" office:value-type="float" office:value="197313" calcext:value-type="float">
            <text:p><text:s/>197,3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281998" calcext:value-type="float">
            <text:p><text:s/>3,281,99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7249" calcext:value-type="float">
            <text:p><text:s/>47,24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66173" calcext:value-type="float">
            <text:p><text:s/>166,173 <text:s/></text:p>
          </table:table-cell>
          <table:table-cell table:style-name="ce50" office:value-type="float" office:value="197313" calcext:value-type="float">
            <text:p><text:s/>197,3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00691" calcext:value-type="float">
            <text:p><text:s/>800,691 <text:s/></text:p>
          </table:table-cell>
          <table:table-cell table:style-name="ce50" office:value-type="float" office:value="97027" calcext:value-type="float">
            <text:p><text:s/>97,0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429" calcext:value-type="float">
            <text:p><text:s/>1,429 <text:s/></text:p>
          </table:table-cell>
          <table:table-cell table:style-name="ce50" office:value-type="float" office:value="686" calcext:value-type="float">
            <text:p><text:s/>6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799262" calcext:value-type="float">
            <text:p><text:s/>799,262 <text:s/></text:p>
          </table:table-cell>
          <table:table-cell table:style-name="ce51" office:value-type="float" office:value="96341" calcext:value-type="float">
            <text:p><text:s/>96,34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62284" calcext:value-type="float">
            <text:p><text:s/>362,284 <text:s/></text:p>
          </table:table-cell>
          <table:table-cell table:style-name="ce50" office:value-type="float" office:value="258144" calcext:value-type="float">
            <text:p><text:s/>258,1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74869" calcext:value-type="float">
            <text:p><text:s/>74,869 <text:s/></text:p>
          </table:table-cell>
          <table:table-cell table:style-name="ce50" office:value-type="float" office:value="121223" calcext:value-type="float">
            <text:p><text:s/>121,2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318" calcext:value-type="float">
            <text:p><text:s/>2,318 <text:s/></text:p>
          </table:table-cell>
          <table:table-cell table:style-name="ce50" office:value-type="float" office:value="1322" calcext:value-type="float">
            <text:p><text:s/>1,3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6584" calcext:value-type="float">
            <text:p><text:s/>6,58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751" calcext:value-type="float">
            <text:p><text:s/>75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039" calcext:value-type="float">
            <text:p><text:s/>1,039 <text:s/></text:p>
          </table:table-cell>
          <table:table-cell table:style-name="ce50" office:value-type="float" office:value="728" calcext:value-type="float">
            <text:p><text:s/>7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79924" calcext:value-type="float">
            <text:p><text:s/>179,924 <text:s/></text:p>
          </table:table-cell>
          <table:table-cell table:style-name="ce50" office:value-type="float" office:value="107502" calcext:value-type="float">
            <text:p><text:s/>107,5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6799" calcext:value-type="float">
            <text:p><text:s/>96,799 <text:s/></text:p>
          </table:table-cell>
          <table:table-cell table:style-name="ce51" office:value-type="float" office:value="27369" calcext:value-type="float">
            <text:p><text:s/>27,36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0271" calcext:value-type="float">
            <text:p><text:s/>400,271 <text:s/></text:p>
          </table:table-cell>
          <table:table-cell table:style-name="ce50" office:value-type="float" office:value="766027" calcext:value-type="float">
            <text:p><text:s/>766,027 <text:s/></text:p>
          </table:table-cell>
          <table:table-cell table:style-name="ce50" office:value-type="float" office:value="365121.087152392" calcext:value-type="float">
            <text:p><text:s/>365,1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030" calcext:value-type="float">
            <text:p><text:s/>53,030 <text:s/></text:p>
          </table:table-cell>
          <table:table-cell table:style-name="ce50" office:value-type="float" office:value="721103.136666667" calcext:value-type="float">
            <text:p><text:s/>721,10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0271" calcext:value-type="float">
            <text:p><text:s/>400,271 <text:s/></text:p>
          </table:table-cell>
          <table:table-cell table:style-name="ce50" office:value-type="float" office:value="766027" calcext:value-type="float">
            <text:p><text:s/>766,027 <text:s/></text:p>
          </table:table-cell>
          <table:table-cell table:style-name="ce50" office:value-type="float" office:value="365121.087152392" calcext:value-type="float">
            <text:p><text:s/>365,1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030" calcext:value-type="float">
            <text:p><text:s/>53,030 <text:s/></text:p>
          </table:table-cell>
          <table:table-cell table:style-name="ce50" office:value-type="float" office:value="721103.136666667" calcext:value-type="float">
            <text:p><text:s/>721,10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33685.104447797" calcext:value-type="float">
            <text:p><text:s/>633,685 <text:s/></text:p>
          </table:table-cell>
          <table:table-cell table:style-name="ce57" office:value-type="float" office:value="28501982.2644282" calcext:value-type="float">
            <text:p><text:s/>28,501,98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32443.877569797" calcext:value-type="float">
            <text:p><text:s/>632,444 <text:s/></text:p>
          </table:table-cell>
          <table:table-cell table:style-name="ce57" office:value-type="float" office:value="24859689.3114302" calcext:value-type="float">
            <text:p><text:s/>24,859,68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123.411549" calcext:value-type="float">
            <text:p><text:s/>11,12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241.226878" calcext:value-type="float">
            <text:p><text:s/>1,241 <text:s/></text:p>
          </table:table-cell>
          <table:table-cell table:style-name="ce57" office:value-type="float" office:value="3631169.541449" calcext:value-type="float">
            <text:p><text:s/>3,631,17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78941.414141414" calcext:value-type="float">
            <text:p><text:s/>578,941 <text:s/></text:p>
          </table:table-cell>
          <table:table-cell table:style-name="ce49" office:value-type="float" office:value="859728" calcext:value-type="float">
            <text:p><text:s/>859,72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65370.487622444" calcext:value-type="float">
            <text:p><text:s/>465,370 <text:s/></text:p>
          </table:table-cell>
          <table:table-cell table:number-columns-repeated="2" table:style-name="ce49" office:value-type="float" office:value="193699.120666667" calcext:value-type="float">
            <text:p><text:s/>193,699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271671.366955778" calcext:value-type="float">
            <text:p><text:s/>271,67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186487.87878788" calcext:value-type="float">
            <text:p><text:s/>3,186,4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06164" calcext:value-type="float">
            <text:p><text:s/>4,206,1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40385.942760943" calcext:value-type="float">
            <text:p><text:s/>240,386 <text:s/></text:p>
          </table:table-cell>
          <table:table-cell table:style-name="ce50" office:value-type="float" office:value="156155" calcext:value-type="float">
            <text:p><text:s/>156,155 <text:s/></text:p>
          </table:table-cell>
          <table:table-cell table:style-name="ce50" office:value-type="float" office:value="178505" calcext:value-type="float">
            <text:p><text:s/>178,5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525043.35016835" calcext:value-type="float">
            <text:p><text:s/>3,525,043 <text:s/></text:p>
          </table:table-cell>
          <table:table-cell table:style-name="ce51" office:value-type="float" office:value="703573" calcext:value-type="float">
            <text:p><text:s/>703,573 <text:s/></text:p>
          </table:table-cell>
          <table:table-cell table:style-name="ce51" office:value-type="float" office:value="4027659" calcext:value-type="float">
            <text:p><text:s/>4,027,659 <text:s/></text:p>
          </table:table-cell>
          <table:table-cell table:style-name="ce51" office:value-type="float" office:value="465370.487622444" calcext:value-type="float">
            <text:p><text:s/>465,370 <text:s/></text:p>
          </table:table-cell>
          <table:table-cell table:number-columns-repeated="2" table:style-name="ce51" office:value-type="float" office:value="193699.120666667" calcext:value-type="float">
            <text:p><text:s/>193,69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71671.366955778" calcext:value-type="float">
            <text:p><text:s/>271,6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062964.39393939" calcext:value-type="float">
            <text:p><text:s/>3,062,9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43113" calcext:value-type="float">
            <text:p><text:s/>4,043,1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0.0000000000015" calcext:value-type="float">
            <text:p><text:s/>-0 <text:s/></text:p>
          </table:table-cell>
          <table:table-cell table:number-columns-repeated="2" table:style-name="ce51" office:value-type="float" office:value="-0.000000000001" calcext:value-type="float">
            <text:p><text:s/>-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0.0000000000005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609694.01007764" calcext:value-type="float">
            <text:p><text:s/>1,609,694 <text:s/></text:p>
          </table:table-cell>
          <table:table-cell table:style-name="ce50" office:value-type="float" office:value="2910.44135" calcext:value-type="float">
            <text:p><text:s/>2,910 <text:s/></text:p>
          </table:table-cell>
          <table:table-cell table:style-name="ce50" office:value-type="float" office:value="2122209.03432471" calcext:value-type="float">
            <text:p><text:s/>2,122,209 <text:s/></text:p>
          </table:table-cell>
          <table:table-cell table:style-name="ce50" office:value-type="float" office:value="282570.686167923" calcext:value-type="float">
            <text:p><text:s/>282,571 <text:s/></text:p>
          </table:table-cell>
          <table:table-cell table:number-columns-repeated="2" table:style-name="ce50" office:value-type="float" office:value="65233.6412468888" calcext:value-type="float">
            <text:p><text:s/>65,2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7337.044921035" calcext:value-type="float">
            <text:p><text:s/>217,3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569150" calcext:value-type="float">
            <text:p><text:s/>1,569,1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71278" calcext:value-type="float">
            <text:p><text:s/>2,071,2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0544.0100776423" calcext:value-type="float">
            <text:p><text:s/>40,544 <text:s/></text:p>
          </table:table-cell>
          <table:table-cell table:style-name="ce51" office:value-type="float" office:value="2910.44135" calcext:value-type="float">
            <text:p><text:s/>2,910 <text:s/></text:p>
          </table:table-cell>
          <table:table-cell table:style-name="ce51" office:value-type="float" office:value="50931.03432471" calcext:value-type="float">
            <text:p><text:s/>50,931 <text:s/></text:p>
          </table:table-cell>
          <table:table-cell table:style-name="ce51" office:value-type="float" office:value="282570.686167923" calcext:value-type="float">
            <text:p><text:s/>282,571 <text:s/></text:p>
          </table:table-cell>
          <table:table-cell table:number-columns-repeated="2" table:style-name="ce51" office:value-type="float" office:value="65233.6412468888" calcext:value-type="float">
            <text:p><text:s/>65,23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17337.044921035" calcext:value-type="float">
            <text:p><text:s/>217,3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34234.09090909" calcext:value-type="float">
            <text:p><text:s/>3,034,234 <text:s/></text:p>
          </table:table-cell>
          <table:table-cell table:style-name="ce50" office:value-type="float" office:value="954495" calcext:value-type="float">
            <text:p><text:s/>954,495 <text:s/></text:p>
          </table:table-cell>
          <table:table-cell table:style-name="ce50" office:value-type="float" office:value="3156749" calcext:value-type="float">
            <text:p><text:s/>3,156,7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3034234.09090909" calcext:value-type="float">
            <text:p><text:s/>3,034,234 <text:s/></text:p>
          </table:table-cell>
          <table:table-cell table:style-name="ce51" office:value-type="float" office:value="954495" calcext:value-type="float">
            <text:p><text:s/>954,495 <text:s/></text:p>
          </table:table-cell>
          <table:table-cell table:style-name="ce51" office:value-type="float" office:value="3156749" calcext:value-type="float">
            <text:p><text:s/>3,156,74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37837.590746533" calcext:value-type="float">
            <text:p><text:s/>537,838 <text:s/></text:p>
          </table:table-cell>
          <table:table-cell table:style-name="ce50" office:value-type="float" office:value="17529" calcext:value-type="float">
            <text:p><text:s/>17,529 <text:s/></text:p>
          </table:table-cell>
          <table:table-cell table:style-name="ce50" office:value-type="float" office:value="694364.28645209" calcext:value-type="float">
            <text:p><text:s/>694,3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37837.590746533" calcext:value-type="float">
            <text:p><text:s/>537,838 <text:s/></text:p>
          </table:table-cell>
          <table:table-cell table:style-name="ce50" office:value-type="float" office:value="17529" calcext:value-type="float">
            <text:p><text:s/>17,529 <text:s/></text:p>
          </table:table-cell>
          <table:table-cell table:style-name="ce50" office:value-type="float" office:value="694364.28645209" calcext:value-type="float">
            <text:p><text:s/>694,3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48781.44631387" calcext:value-type="float">
            <text:p><text:s/>1,348,781 <text:s/></text:p>
          </table:table-cell>
          <table:table-cell table:style-name="ce52" office:value-type="float" office:value="1637628.55865" calcext:value-type="float">
            <text:p><text:s/>1,637,629 <text:s/></text:p>
          </table:table-cell>
          <table:table-cell table:style-name="ce52" office:value-type="float" office:value="324721.6792232" calcext:value-type="float">
            <text:p><text:s/>324,722 <text:s/></text:p>
          </table:table-cell>
          <table:table-cell table:style-name="ce52" office:value-type="float" office:value="182799.801454521" calcext:value-type="float">
            <text:p><text:s/>182,800 <text:s/></text:p>
          </table:table-cell>
          <table:table-cell table:number-columns-repeated="2" table:style-name="ce52" office:value-type="float" office:value="128465.479419778" calcext:value-type="float">
            <text:p><text:s/>128,465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4334.3220347431" calcext:value-type="float">
            <text:p><text:s/>54,33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95621.85035428" calcext:value-type="float">
            <text:p><text:s/>1,095,622 <text:s/></text:p>
          </table:table-cell>
          <table:table-cell table:style-name="ce52" office:value-type="float" office:value="1261686.55865" calcext:value-type="float">
            <text:p><text:s/>1,261,687 <text:s/></text:p>
          </table:table-cell>
          <table:table-cell table:style-name="ce52" office:value-type="float" office:value="324721.6792232" calcext:value-type="float">
            <text:p><text:s/>324,722 <text:s/></text:p>
          </table:table-cell>
          <table:table-cell table:style-name="ce52" office:value-type="float" office:value="182799.801454521" calcext:value-type="float">
            <text:p><text:s/>182,800 <text:s/></text:p>
          </table:table-cell>
          <table:table-cell table:number-columns-repeated="2" table:style-name="ce52" office:value-type="float" office:value="128465.479419778" calcext:value-type="float">
            <text:p><text:s/>128,465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4334.3220347431" calcext:value-type="float">
            <text:p><text:s/>54,3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77626.423418249" calcext:value-type="float">
            <text:p><text:s/>477,626 <text:s/></text:p>
          </table:table-cell>
          <table:table-cell table:style-name="ce50" office:value-type="float" office:value="414341.09965" calcext:value-type="float">
            <text:p><text:s/>414,341 <text:s/></text:p>
          </table:table-cell>
          <table:table-cell table:style-name="ce50" office:value-type="float" office:value="262163.6792232" calcext:value-type="float">
            <text:p><text:s/>262,164 <text:s/></text:p>
          </table:table-cell>
          <table:table-cell table:style-name="ce50" office:value-type="float" office:value="182799.801454521" calcext:value-type="float">
            <text:p><text:s/>182,800 <text:s/></text:p>
          </table:table-cell>
          <table:table-cell table:number-columns-repeated="2" table:style-name="ce50" office:value-type="float" office:value="128465.479419778" calcext:value-type="float">
            <text:p><text:s/>128,4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334.3220347431" calcext:value-type="float">
            <text:p><text:s/>54,3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479.5283838384" calcext:value-type="float">
            <text:p><text:s/>11,480 <text:s/></text:p>
          </table:table-cell>
          <table:table-cell table:style-name="ce50" office:value-type="float" office:value="17047.09965" calcext:value-type="float">
            <text:p><text:s/>17,0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7542.3400673401" calcext:value-type="float">
            <text:p><text:s/>17,542 <text:s/></text:p>
          </table:table-cell>
          <table:table-cell table:style-name="ce50" office:value-type="float" office:value="26038" calcext:value-type="float">
            <text:p><text:s/>26,038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486.363636363636" calcext:value-type="float">
            <text:p><text:s/>4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2" calcext:value-type="float">
            <text:p><text:s/>642 <text:s/></text:p>
          </table:table-cell>
          <table:table-cell table:number-columns-repeated="3" table:style-name="ce50" office:value-type="float" office:value="128465.479419778" calcext:value-type="float">
            <text:p><text:s/>128,4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1007.3327448485" calcext:value-type="float">
            <text:p><text:s/>71,0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729.6792232" calcext:value-type="float">
            <text:p><text:s/>93,730 <text:s/></text:p>
          </table:table-cell>
          <table:table-cell table:style-name="ce50" office:value-type="float" office:value="1.328643552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328643552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1007.3327448485" calcext:value-type="float">
            <text:p><text:s/>71,0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729.6792232" calcext:value-type="float">
            <text:p><text:s/>93,730 <text:s/></text:p>
          </table:table-cell>
          <table:table-cell table:style-name="ce50" office:value-type="float" office:value="1.328643552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328643552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.328643552" calcext:value-type="float">
            <text:p>( 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.328643552" calcext:value-type="float">
            <text:p>( 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1007.3327448485" calcext:value-type="float">
            <text:p>( 71,00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3729.6792232" calcext:value-type="float">
            <text:p>( 93,73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880.13468013468" calcext:value-type="float">
            <text:p><text:s/>5,880 <text:s/></text:p>
          </table:table-cell>
          <table:table-cell table:style-name="ce50" office:value-type="float" office:value="8732" calcext:value-type="float">
            <text:p><text:s/>8,7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562.12121212121" calcext:value-type="float">
            <text:p><text:s/>4,5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22" calcext:value-type="float">
            <text:p><text:s/>6,0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4241.66666666667" calcext:value-type="float">
            <text:p><text:s/>4,242 <text:s/></text:p>
          </table:table-cell>
          <table:table-cell table:style-name="ce54" office:value-type="float" office:value="288" calcext:value-type="float">
            <text:p><text:s/>288 <text:s/></text:p>
          </table:table-cell>
          <table:table-cell table:style-name="ce54" office:value-type="float" office:value="5343" calcext:value-type="float">
            <text:p><text:s/>5,34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08758.67003367" calcext:value-type="float">
            <text:p><text:s/>208,759 <text:s/></text:p>
          </table:table-cell>
          <table:table-cell table:style-name="ce50" office:value-type="float" office:value="290993" calcext:value-type="float">
            <text:p><text:s/>290,993 <text:s/></text:p>
          </table:table-cell>
          <table:table-cell table:style-name="ce50" office:value-type="float" office:value="16901" calcext:value-type="float">
            <text:p><text:s/>16,9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08758.67003367" calcext:value-type="float">
            <text:p><text:s/>208,759 <text:s/></text:p>
          </table:table-cell>
          <table:table-cell table:style-name="ce50" office:value-type="float" office:value="290993" calcext:value-type="float">
            <text:p><text:s/>290,993 <text:s/></text:p>
          </table:table-cell>
          <table:table-cell table:style-name="ce50" office:value-type="float" office:value="16901" calcext:value-type="float">
            <text:p><text:s/>16,9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91847.8114478114" calcext:value-type="float">
            <text:p>( 91,848 <text:s/>)</text:p>
          </table:table-cell>
          <table:table-cell table:style-name="ce53" office:value-type="float" office:value="136394" calcext:value-type="float">
            <text:p>( 136,39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9701.0101010101" calcext:value-type="float">
            <text:p>( 39,701 <text:s/>)</text:p>
          </table:table-cell>
          <table:table-cell table:style-name="ce55" office:value-type="float" office:value="58956" calcext:value-type="float">
            <text:p>( 58,95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96567.4242424242" calcext:value-type="float">
            <text:p><text:s/>96,5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469" calcext:value-type="float">
            <text:p><text:s/>127,4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96567.4242424242" calcext:value-type="float">
            <text:p><text:s/>96,5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469" calcext:value-type="float">
            <text:p><text:s/>127,4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0534.0909090909" calcext:value-type="float">
            <text:p><text:s/>10,534 <text:s/></text:p>
          </table:table-cell>
          <table:table-cell table:style-name="ce50" office:value-type="float" office:value="4077" calcext:value-type="float">
            <text:p><text:s/>4,077 <text:s/></text:p>
          </table:table-cell>
          <table:table-cell table:style-name="ce50" office:value-type="float" office:value="10281" calcext:value-type="float">
            <text:p><text:s/>10,2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338.04713804714" calcext:value-type="float">
            <text:p><text:s/>1,338 <text:s/></text:p>
          </table:table-cell>
          <table:table-cell table:style-name="ce54" office:value-type="float" office:value="1987" calcext:value-type="float">
            <text:p><text:s/>1,98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3789.3097643098" calcext:value-type="float">
            <text:p><text:s/>43,789 <text:s/></text:p>
          </table:table-cell>
          <table:table-cell table:style-name="ce50" office:value-type="float" office:value="64945" calcext:value-type="float">
            <text:p><text:s/>64,945 <text:s/></text:p>
          </table:table-cell>
          <table:table-cell table:style-name="ce50" office:value-type="float" office:value="73" calcext:value-type="float">
            <text:p><text:s/>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81.81818181818" calcext:value-type="float">
            <text:p><text:s/>1,2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92" calcext:value-type="float">
            <text:p><text:s/>1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57.575757575758" calcext:value-type="float">
            <text:p><text:s/>158 <text:s/></text:p>
          </table:table-cell>
          <table:table-cell table:style-name="ce50" office:value-type="float" office:value="234" calcext:value-type="float">
            <text:p><text:s/>2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332.9933911911" calcext:value-type="float">
            <text:p><text:s/>54,3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332.9933911911" calcext:value-type="float">
            <text:p><text:s/>54,3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21492.817508418" calcext:value-type="float">
            <text:p><text:s/>121,493 <text:s/></text:p>
          </table:table-cell>
          <table:table-cell table:style-name="ce50" office:value-type="float" office:value="136412.459" calcext:value-type="float">
            <text:p><text:s/>136,412 <text:s/></text:p>
          </table:table-cell>
          <table:table-cell table:style-name="ce50" office:value-type="float" office:value="39115" calcext:value-type="float">
            <text:p><text:s/>39,1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2323.036363636" calcext:value-type="float">
            <text:p><text:s/>102,323 <text:s/></text:p>
          </table:table-cell>
          <table:table-cell table:style-name="ce50" office:value-type="float" office:value="119115.459" calcext:value-type="float">
            <text:p><text:s/>119,115 <text:s/></text:p>
          </table:table-cell>
          <table:table-cell table:style-name="ce50" office:value-type="float" office:value="29186" calcext:value-type="float">
            <text:p><text:s/>29,1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7006.228956229" calcext:value-type="float">
            <text:p><text:s/>17,006 <text:s/></text:p>
          </table:table-cell>
          <table:table-cell table:style-name="ce50" office:value-type="float" office:value="14272" calcext:value-type="float">
            <text:p><text:s/>14,272 <text:s/></text:p>
          </table:table-cell>
          <table:table-cell table:style-name="ce50" office:value-type="float" office:value="9762" calcext:value-type="float">
            <text:p><text:s/>9,7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163.55218855219" calcext:value-type="float">
            <text:p><text:s/>2,164 <text:s/></text:p>
          </table:table-cell>
          <table:table-cell table:style-name="ce51" office:value-type="float" office:value="3025" calcext:value-type="float">
            <text:p><text:s/>3,025 <text:s/></text:p>
          </table:table-cell>
          <table:table-cell table:style-name="ce51" office:value-type="float" office:value="167" calcext:value-type="float">
            <text:p><text:s/>16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96502.609427609" calcext:value-type="float">
            <text:p><text:s/>496,503 <text:s/></text:p>
          </table:table-cell>
          <table:table-cell table:style-name="ce52" office:value-type="float" office:value="710933" calcext:value-type="float">
            <text:p><text:s/>710,933 <text:s/></text:p>
          </table:table-cell>
          <table:table-cell table:style-name="ce52" office:value-type="float" office:value="23443" calcext:value-type="float">
            <text:p><text:s/>23,44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53159.595959596" calcext:value-type="float">
            <text:p><text:s/>253,160 <text:s/></text:p>
          </table:table-cell>
          <table:table-cell table:style-name="ce50" office:value-type="float" office:value="375942" calcext:value-type="float">
            <text:p><text:s/>375,9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53159.595959596" calcext:value-type="float">
            <text:p><text:s/>253,160 <text:s/></text:p>
          </table:table-cell>
          <table:table-cell table:style-name="ce50" office:value-type="float" office:value="375942" calcext:value-type="float">
            <text:p><text:s/>375,9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8970669.828477" calcext:value-type="float">
            <text:p><text:s/>8,970,670 <text:s/></text:p>
          </table:table-cell>
          <table:table-cell table:style-name="ce57" office:value-type="float" office:value="29534" calcext:value-type="float">
            <text:p><text:s/>29,534 <text:s/></text:p>
          </table:table-cell>
          <table:table-cell table:style-name="ce57" office:value-type="float" office:value="8941135.828477" calcext:value-type="float">
            <text:p><text:s/>8,941,136 <text:s/></text:p>
          </table:table-cell>
          <table:table-cell table:style-name="ce57" office:value-type="float" office:value="782469.116019" calcext:value-type="float">
            <text:p><text:s/>782,469 <text:s/></text:p>
          </table:table-cell>
          <table:table-cell table:number-columns-repeated="2" table:style-name="ce57" office:value-type="float" office:value="268707.965819" calcext:value-type="float">
            <text:p><text:s/>268,708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513761.1502" calcext:value-type="float">
            <text:p><text:s/>513,761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669374.6" calcext:value-type="float">
            <text:p><text:s/>8,669,37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669374.6" calcext:value-type="float">
            <text:p><text:s/>8,669,37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1295.228477" calcext:value-type="float">
            <text:p><text:s/>301,295 <text:s/></text:p>
          </table:table-cell>
          <table:table-cell table:style-name="ce57" office:value-type="float" office:value="29534" calcext:value-type="float">
            <text:p><text:s/>29,534 <text:s/></text:p>
          </table:table-cell>
          <table:table-cell table:style-name="ce57" office:value-type="float" office:value="271761.228477" calcext:value-type="float">
            <text:p><text:s/>271,761 <text:s/></text:p>
          </table:table-cell>
          <table:table-cell table:style-name="ce57" office:value-type="float" office:value="782469.116019" calcext:value-type="float">
            <text:p><text:s/>782,469 <text:s/></text:p>
          </table:table-cell>
          <table:table-cell table:number-columns-repeated="2" table:style-name="ce57" office:value-type="float" office:value="268707.965819" calcext:value-type="float">
            <text:p><text:s/>268,708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513761.1502" calcext:value-type="float">
            <text:p><text:s/>513,761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245482.337" calcext:value-type="float">
            <text:p><text:s/>5,245,482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6269470.6" calcext:value-type="float">
            <text:p><text:s/>36,269,4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6269470.6" calcext:value-type="float">
            <text:p><text:s/>36,269,471 <text:s/></text:p>
          </table:table-cell>
          <table:table-cell table:style-name="ce51" office:value-type="float" office:value="5245482.337" calcext:value-type="float">
            <text:p><text:s/>5,245,48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400633.321384" calcext:value-type="float">
            <text:p><text:s/>-400,63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6269470.6" calcext:value-type="float">
            <text:p><text:s/>36,269,471 <text:s/></text:p>
          </table:table-cell>
          <table:table-cell table:style-name="ce50" office:value-type="float" office:value="9566804.337" calcext:value-type="float">
            <text:p><text:s/>9,566,8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6269470.6" calcext:value-type="float">
            <text:p><text:s/>36,269,471 <text:s/></text:p>
          </table:table-cell>
          <table:table-cell table:style-name="ce50" office:value-type="float" office:value="9566804.337" calcext:value-type="float">
            <text:p><text:s/>9,566,8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21322" calcext:value-type="float">
            <text:p><text:s/>4,321,3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486408.949" calcext:value-type="float">
            <text:p><text:s/>150,486,40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21322" calcext:value-type="float">
            <text:p><text:s/>4,321,3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486408.949" calcext:value-type="float">
            <text:p><text:s/>150,486,409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66202.169" calcext:value-type="float">
            <text:p><text:s/>14,666,20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93.82" calcext:value-type="float">
            <text:p><text:s/>5,69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58.275" calcext:value-type="float">
            <text:p><text:s/>2,45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75.807" calcext:value-type="float">
            <text:p><text:s/>6,37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27650.83" calcext:value-type="float">
            <text:p><text:s/>3,127,65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53848.491" calcext:value-type="float">
            <text:p><text:s/>5,853,84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06740" calcext:value-type="float">
            <text:p><text:s/>5,506,74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014.656" calcext:value-type="float">
            <text:p><text:s/>163,01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20.29" calcext:value-type="float">
            <text:p><text:s/>42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596257.666384" calcext:value-type="float">
            <text:p><text:s/>7,596,25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28624582.435" calcext:value-type="float">
            <text:p><text:s/>128,624,58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28624582.435" calcext:value-type="float">
            <text:p><text:s/>128,624,5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9028134.133" calcext:value-type="float">
            <text:p><text:s/>69,028,1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7605.886" calcext:value-type="float">
            <text:p><text:s/>177,6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1850.383" calcext:value-type="float">
            <text:p><text:s/>3,081,8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13330.055" calcext:value-type="float">
            <text:p><text:s/>8,213,3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1610.155" calcext:value-type="float">
            <text:p><text:s/>221,6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0272.939" calcext:value-type="float">
            <text:p><text:s/>580,2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37287.03" calcext:value-type="float">
            <text:p><text:s/>3,637,2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1552.03" calcext:value-type="float">
            <text:p><text:s/>321,5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01246.942" calcext:value-type="float">
            <text:p><text:s/>14,001,2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40871.231" calcext:value-type="float">
            <text:p><text:s/>4,640,8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628841.915" calcext:value-type="float">
            <text:p>( 1,628,84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738087.124" calcext:value-type="float">
            <text:p>( 2,738,08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73942.192" calcext:value-type="float">
            <text:p>( 273,94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16836.28" calcext:value-type="float">
            <text:p><text:s/>6,516,8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43539.431" calcext:value-type="float">
            <text:p><text:s/>2,843,53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64847.962" calcext:value-type="float">
            <text:p><text:s/>2,464,8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6801.117" calcext:value-type="float">
            <text:p><text:s/>686,80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750835.205" calcext:value-type="float">
            <text:p><text:s/>2,750,8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51998.779" calcext:value-type="float">
            <text:p><text:s/>4,551,9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46697.078" calcext:value-type="float">
            <text:p><text:s/>2,446,6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05301.701" calcext:value-type="float">
            <text:p><text:s/>2,105,3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919612.176" calcext:value-type="float">
            <text:p><text:s/>9,919,6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32849.022" calcext:value-type="float">
            <text:p><text:s/>9,532,8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6763.154" calcext:value-type="float">
            <text:p><text:s/>386,7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63901.233" calcext:value-type="float">
            <text:p>( 163,90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28498.897" calcext:value-type="float">
            <text:p><text:s/>4,428,49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682961.682" calcext:value-type="float">
            <text:p><text:s/>1,682,9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64885.289" calcext:value-type="float">
            <text:p><text:s/>7,964,8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99308.562" calcext:value-type="float">
            <text:p><text:s/>1,399,3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38599.231" calcext:value-type="float">
            <text:p><text:s/>1,338,5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3623.943" calcext:value-type="float">
            <text:p><text:s/>1,113,6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1405.87" calcext:value-type="float">
            <text:p><text:s/>491,40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180.933" calcext:value-type="float">
            <text:p><text:s/>339,1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180.933" calcext:value-type="float">
            <text:p><text:s/>339,1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4094.566" calcext:value-type="float">
            <text:p><text:s/>2,264,0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1350.934" calcext:value-type="float">
            <text:p><text:s/>441,35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22743.632" calcext:value-type="float">
            <text:p><text:s/>1,822,7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152415.29" calcext:value-type="float">
            <text:p><text:s/>29,152,4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18151.82499376" calcext:value-type="float">
            <text:p><text:s/>3,418,1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6037.17696319" calcext:value-type="float">
            <text:p><text:s/>1,416,0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7539.581" calcext:value-type="float">
            <text:p><text:s/>367,5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1982.023" calcext:value-type="float">
            <text:p><text:s/>371,9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9022.815" calcext:value-type="float">
            <text:p><text:s/>769,0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9717.567457315" calcext:value-type="float">
            <text:p><text:s/>769,7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1247.636902891" calcext:value-type="float">
            <text:p><text:s/>311,2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53342.19768284" calcext:value-type="float">
            <text:p><text:s/>4,353,3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43234.052" calcext:value-type="float">
            <text:p><text:s/>3,543,23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832140.415" calcext:value-type="float">
            <text:p><text:s/>13,832,140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7840757.513" calcext:value-type="float">
            <text:p><text:s/>27,840,7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6269470.6" calcext:value-type="float">
            <text:p><text:s/>36,269,471 <text:s/></text:p>
          </table:table-cell>
          <table:table-cell table:style-name="ce57" office:value-type="float" office:value="9566804.337" calcext:value-type="float">
            <text:p><text:s/>9,566,80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6269470.6" calcext:value-type="float">
            <text:p><text:s/>36,269,471 <text:s/></text:p>
          </table:table-cell>
          <table:table-cell table:style-name="ce57" office:value-type="float" office:value="9566804.337" calcext:value-type="float">
            <text:p><text:s/>9,566,80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6007" calcext:value-type="float">
            <text:p><text:s/>66,007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66007" calcext:value-type="float">
            <text:p><text:s/>66,007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6007" calcext:value-type="float">
            <text:p><text:s/>66,007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6007" calcext:value-type="float">
            <text:p><text:s/>66,007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980.21" calcext:value-type="float">
            <text:p><text:s/>1,980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980.21" calcext:value-type="float">
            <text:p><text:s/>1,980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4026.79" calcext:value-type="float">
            <text:p><text:s/>64,027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